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list-style-name="L1">
      <style:paragraph-properties fo:text-align="start" style:justify-single-word="false"/>
      <style:text-properties fo:font-weight="normal" style:font-weight-asian="normal" style:font-weight-complex="normal"/>
    </style:style>
    <style:style style:name="P5" style:family="paragraph" style:parent-style-name="Standard" style:list-style-name="L5">
      <style:paragraph-properties fo:text-align="start" style:justify-single-word="false"/>
      <style:text-properties fo:font-weight="normal" style:font-weight-asian="normal" style:font-weight-complex="normal"/>
    </style:style>
    <style:style style:name="P6" style:family="paragraph" style:parent-style-name="Standard" style:list-style-name="L6">
      <style:paragraph-properties fo:text-align="start" style:justify-single-word="false"/>
      <style:text-properties fo:font-weight="normal" style:font-weight-asian="normal" style:font-weight-complex="normal"/>
    </style:style>
    <style:style style:name="P7" style:family="paragraph" style:parent-style-name="Standard" style:list-style-name="L7">
      <style:paragraph-properties fo:text-align="start" style:justify-single-word="false"/>
      <style:text-properties fo:font-weight="normal" style:font-weight-asian="normal" style:font-weight-complex="normal"/>
    </style:style>
    <style:style style:name="P8" style:family="paragraph" style:parent-style-name="Standard">
      <style:paragraph-properties fo:text-align="start" style:justify-single-word="false"/>
      <style:text-properties fo:font-weight="normal" officeooo:rsid="008b55c0" officeooo:paragraph-rsid="008b55c0" style:font-weight-asian="normal" style:font-weight-complex="normal"/>
    </style:style>
    <style:style style:name="P9" style:family="paragraph" style:parent-style-name="Standard">
      <style:paragraph-properties fo:text-align="start" style:justify-single-word="false"/>
    </style:style>
    <style:style style:name="P10" style:family="paragraph" style:parent-style-name="Standard" style:list-style-name="L4">
      <style:paragraph-properties fo:text-align="start" style:justify-single-word="false"/>
    </style:style>
    <style:style style:name="P11"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background-color="#fff200" loext:char-shading-value="0"/>
    </style:style>
    <style:style style:name="T2" style:family="text">
      <style:text-properties fo:background-color="#fff200" loext:char-shading-value="0"/>
    </style:style>
    <style:style style:name="T3" style:family="text">
      <style:text-properties fo:font-weight="bold" fo:background-color="#fff200" loext:char-shading-value="0" style:font-weight-asian="bold" style:font-weight-complex="bold"/>
    </style:style>
    <style:style style:name="T4" style:family="text">
      <style:text-properties fo:font-style="italic" fo:font-weight="bold" officeooo:rsid="002d4e13" fo:background-color="#fff200" loext:char-shading-value="0" style:font-style-asian="italic" style:font-weight-asian="bold" style:font-style-complex="italic" style:font-weight-complex="bold"/>
    </style:style>
    <style:style style:name="T5" style:family="text">
      <style:text-properties fo:font-style="italic" fo:font-weight="bold" fo:background-color="#fff200" loext:char-shading-value="0" style:font-style-asian="italic" style:font-weight-asian="bold" style:font-style-complex="italic" style:font-weight-complex="bold"/>
    </style:style>
    <style:style style:name="T6" style:family="text">
      <style:text-properties fo:font-style="italic" fo:font-weight="normal" officeooo:rsid="002d4e13" fo:background-color="#fff200" loext:char-shading-value="0" style:font-style-asian="italic" style:font-weight-asian="normal" style:font-style-complex="italic" style:font-weight-complex="normal"/>
    </style:style>
    <style:style style:name="T7" style:family="text">
      <style:text-properties fo:font-weight="normal" officeooo:rsid="002d4e13" style:font-weight-asian="normal" style:font-weight-complex="normal"/>
    </style:style>
    <style:style style:name="T8" style:family="text">
      <style:text-properties fo:font-weight="normal" officeooo:rsid="0079301c" style:font-weight-asian="normal" style:font-weight-complex="normal"/>
    </style:style>
    <style:style style:name="T9" style:family="text">
      <style:text-properties fo:font-weight="normal" officeooo:rsid="007a04d8" style:font-weight-asian="normal" style:font-weight-complex="normal"/>
    </style:style>
    <style:style style:name="T10" style:family="text">
      <style:text-properties fo:font-weight="normal" officeooo:rsid="007a6c2c" style:font-weight-asian="normal" style:font-weight-complex="normal"/>
    </style:style>
    <style:style style:name="T11" style:family="text">
      <style:text-properties fo:font-weight="normal" officeooo:rsid="002d4e13" fo:background-color="#fff200" loext:char-shading-value="0" style:font-weight-asian="normal" style:font-weight-complex="normal"/>
    </style:style>
    <style:style style:name="T12" style:family="text">
      <style:text-properties officeooo:rsid="007e8ab5"/>
    </style:style>
    <style:style style:name="T13" style:family="text">
      <style:text-properties officeooo:rsid="00842e64"/>
    </style:style>
    <style:style style:name="T14" style:family="text">
      <style:text-properties officeooo:rsid="008a626e"/>
    </style:style>
    <style:style style:name="T15" style:family="text">
      <style:text-properties officeooo:rsid="00a1340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ASS INHERITANCE</text:p>
      <text:list xml:id="list3258792664" text:style-name="L1">
        <text:list-item>
          <text:p text:style-name="P4">Inheritance as an is-a relationship</text:p>
        </text:list-item>
        <text:list-item>
          <text:p text:style-name="P4">How to publicly derive one class from another</text:p>
        </text:list-item>
        <text:list-item>
          <text:p text:style-name="P4">Protected access</text:p>
        </text:list-item>
        <text:list-item>
          <text:p text:style-name="P4">Constructor member initializer lists</text:p>
        </text:list-item>
        <text:list-item>
          <text:p text:style-name="P4">Upcasting and downcasting</text:p>
        </text:list-item>
        <text:list-item>
          <text:p text:style-name="P4">Virtual member functions</text:p>
        </text:list-item>
        <text:list-item>
          <text:p text:style-name="P4">Early (static) binding and late (dynamic) binding</text:p>
        </text:list-item>
        <text:list-item>
          <text:p text:style-name="P4">Abstract base classes</text:p>
        </text:list-item>
        <text:list-item>
          <text:p text:style-name="P4">Pure virtual functions</text:p>
        </text:list-item>
        <text:list-item>
          <text:p text:style-name="P4">When and how to use public inheritance</text:p>
        </text:list-item>
      </text:list>
      <text:p text:style-name="P2"/>
      <text:p text:style-name="P9"><text:span text:style-name="T7">One of the main goals of object-oriented programming is to provide </text:span><text:span text:style-name="T6">reusable code</text:span><text:span text:style-name="T7">. When you develop a new project, particularly if the project is large, it’s nice to be able to reuse proven code rather than to reinvent it. Employing old code saves time and because it has already been used and tested, can help suppress the introduction of bugs into a program. Also the less you have to concern yourself with details, the better you can </text:span><text:span text:style-name="T11">concentrate on overall program strategy</text:span><text:span text:style-name="T7">.</text:span></text:p>
      <text:p text:style-name="P9"><text:span text:style-name="T7"/></text:p>
      <text:p text:style-name="P9"><text:span text:style-name="T7">Traditional C function libraries provide reusability through </text:span><text:span text:style-name="T11">predefined</text:span><text:span text:style-name="T7">, </text:span><text:span text:style-name="T11">precompiled</text:span><text:span text:style-name="T7"> functions, such as strlen() and rand() , that you can use in your programs. Many vendors furnish specialized C libraries that provide functions beyond those of the standard C library. For example, you can purchase libraries of database management functions and of screen control functions. However, function libraries have a limitation: Unless the vendor supplies the source code for its library functions (and often it doesn’t), you can’t extend or modify the functions to meet your particular needs. </text:span><text:span text:style-name="T11">Instead, you have to shape your program to meet the workings of the library</text:span><text:span text:style-name="T7">. Even if the vendor does supply the source code, you run the risk of unintentionally modifying how part of a function works or of altering the relationships among library functions as you add your changes.</text:span></text:p>
      <text:p text:style-name="P9"><text:span text:style-name="T7"/></text:p>
      <text:p text:style-name="P9"><text:span text:style-name="T7">C++ classes bring a </text:span><text:span text:style-name="T11">higher level of reusability</text:span><text:span text:style-name="T7">. Many vendors now offer class libraries, which consist of class </text:span><text:span text:style-name="T4">declarations</text:span><text:span text:style-name="T7"> and </text:span><text:span text:style-name="T4">implementations</text:span><text:span text:style-name="T7">. Because a class combines data representation with class methods, it provides a more integrated package than does a function library. A single class, </text:span><text:span text:style-name="T8">e.g</text:span><text:span text:style-name="T7">, may provide all the resources for managing a dialog box. Often class libraries are available in source code, which means you can modify them to meet your needs. But C++ has a better method than code modification for extending and modifying classes. This method, called class inheritance, </text:span><text:span text:style-name="T4">lets you derive new classes from old ones</text:span><text:span text:style-name="T7">, with the derived class inheriting the properties, including the methods, of the old class, called a base class. Just as inheriting a fortune is usually easier than earning one from scratch, deriving a class through inheritance is usually easier than designing a new one. Here are some things you can do with inheritance:</text:span></text:p>
      <text:p text:style-name="P9"><text:span text:style-name="T7"/></text:p>
      <text:list xml:id="list2777711232" text:style-name="L4">
        <text:list-item>
          <text:p text:style-name="P10"><text:span text:style-name="T7">You can </text:span><text:span text:style-name="T4">add functionality</text:span><text:span text:style-name="T7"> to an existing class. </text:span><text:span text:style-name="T9">e.g</text:span><text:span text:style-name="T7">, given a basic array class, you could add arithmetic operations.</text:span></text:p>
        </text:list-item>
        <text:list-item>
          <text:p text:style-name="P10"><text:span text:style-name="T7">You can </text:span><text:span text:style-name="T4">add to the data</text:span><text:span text:style-name="T7"> that a class represents. </text:span><text:span text:style-name="T10">e.g</text:span><text:span text:style-name="T7">, given a basic string class, you could derive a class that adds a data member representing a color to be used when displaying the string.</text:span></text:p>
        </text:list-item>
        <text:list-item>
          <text:p text:style-name="P10"><text:span text:style-name="T7">You can </text:span><text:span text:style-name="T4">modify</text:span><text:span text:style-name="T7"> how a class method behaves. </text:span><text:span text:style-name="T10">e.g</text:span><text:span text:style-name="T7">, given a Passenger class that represents the services provided to an airline passenger, you can derive a FirstClassPassenger class that provides a higher level of services.</text:span></text:p>
        </text:list-item>
      </text:list>
      <text:p text:style-name="P9"><text:span text:style-name="T7"/></text:p>
      <text:p text:style-name="P9"><text:span text:style-name="T7">Of course, you could accomplish the same aims by duplicating the original class code and modifying it, but the inheritance mechanism allows you to proceed by just providing the new features. You don’t </text:span><text:soft-page-break/><text:span text:style-name="T7">even need access to the source code to derive a class. Thus, if you purchase a class library that provides </text:span><text:span text:style-name="T4">only the header files and the compiled code</text:span><text:span text:style-name="T7"> for class methods, you can still derive new classes based on the library classes. Conversely, you can distribute your own classes to others, keeping parts of your implementation secret, yet still giving your clients the option of adding features to your classes.</text:span></text:p>
      <text:p text:style-name="P9"><text:span text:style-name="T7"/></text:p>
      <text:p text:style-name="P11">Beginning with a Simple Base Class</text:p>
      <text:p text:style-name="P2">When one class inherits from another, the original class is called a <text:span text:style-name="T5">base class</text:span>, and the inheriting class is called a <text:span text:style-name="T5">derived class</text:span>. </text:p>
      <text:p text:style-name="P2"/>
      <text:p text:style-name="P2">TableTennisPlayer::TableTennisPlayer (const <text:span text:style-name="T5">string</text:span> &amp; fn, const <text:span text:style-name="T5">string</text:span> &amp; ln, <text:span text:style-name="T5">bool</text:span> ht) : <text:span text:style-name="T2">firstname</text:span>(fn),</text:p>
      <text:p text:style-name="P2"><text:span text:style-name="T2">lastname</text:span>(ln), <text:span text:style-name="T2">hasTable</text:span>(ht) {}</text:p>
      <text:p text:style-name="P2"/>
      <text:p text:style-name="P2">Second, the constructor uses the <text:span text:style-name="T2">member initializer list syntax</text:span> introduced in Chapter 12.You could also do this:</text:p>
      <text:p text:style-name="P2"/>
      <text:p text:style-name="P2">TableTennisPlayer::TableTennisPlayer (const <text:span text:style-name="T5">string</text:span> &amp; fn, const <text:span text:style-name="T5">string</text:span> &amp; ln, <text:span text:style-name="T5">bool</text:span> ht)</text:p>
      <text:p text:style-name="P2">{</text:p>
      <text:p text:style-name="P2"><text:tab/>firstname = fn;</text:p>
      <text:p text:style-name="P2"><text:tab/>lastname = ln;</text:p>
      <text:p text:style-name="P2"><text:tab/>hasTable = ht;</text:p>
      <text:p text:style-name="P2">}</text:p>
      <text:p text:style-name="P2"/>
      <text:p text:style-name="P2">However, this approach has the effect of first calling the default string constructor for <text:span text:style-name="T12">firstname and then invoking the string assignment operator to reset firstname to fn . </text:span>But the member initializer list syntax saves a step by just using the string copy constructor to initialize firstname to fn.</text:p>
      <text:p text:style-name="P2"/>
      <text:p text:style-name="P2">Note that the program uses constructors with <text:span text:style-name="T5">C-style string</text:span> arguments:</text:p>
      <text:p text:style-name="P2"/>
      <text:p text:style-name="P2">TableTennisPlayer player1("Chuck", "Blizzard", true);</text:p>
      <text:p text:style-name="P2">TableTennisPlayer player2("Tara", "Boomdea", false);</text:p>
      <text:p text:style-name="P2"/>
      <text:p text:style-name="P11">Deriving a Class</text:p>
      <text:p text:style-name="P2"/>
      <text:p text:style-name="P2">// RatedPlayer derives from the TableTennisPlayer base class</text:p>
      <text:p text:style-name="P2">class RatedPlayer : public <text:span text:style-name="T5">TableTennisPlayer</text:span></text:p>
      <text:p text:style-name="P2">{</text:p>
      <text:p text:style-name="P2"><text:tab/>...</text:p>
      <text:p text:style-name="P2">};</text:p>
      <text:p text:style-name="P2"/>
      <text:p text:style-name="P2">The colon indicates that the <text:span text:style-name="T2">RatedPlayer class is based on the TableTennisPlaye</text:span>r class. This particular heading indicates that TableTennisPlayer is a public base class; this is termed public derivation. <text:span text:style-name="T5">An object of a derived class incorporates a base class object</text:span>. With public derivation, the public members of the base class become public members of the derived class. The private portions of a base class become part of the derived class, but they can be accessed only through public and protected methods of the base class.</text:p>
      <text:p text:style-name="P2"/>
      <text:list xml:id="list3785464798" text:style-name="L5">
        <text:list-item>
          <text:p text:style-name="P5">An object of the derived type has stored within it the data members of the base type. (The derived class inherits the base-class implementation.)</text:p>
        </text:list-item>
      </text:list>
      <text:p text:style-name="P2"/>
      <text:list xml:id="list185421013853567" text:continue-numbering="true" text:style-name="L5">
        <text:list-item>
          <text:p text:style-name="P5"><text:soft-page-break/>An object of the derived type can use the methods of the base type. (The derived class inherits the<text:span text:style-name="T2"> base-class interface</text:span>.)</text:p>
        </text:list-item>
        <text:list-item>
          <text:p text:style-name="P5">A derived class needs its own constructors.</text:p>
        </text:list-item>
        <text:list-item>
          <text:p text:style-name="P5">A derived class can add additional data members and member functions as needed. <text:span text:style-name="T13">(see pg 712)</text:span></text:p>
        </text:list-item>
      </text:list>
      <text:p text:style-name="P2"/>
      <text:p text:style-name="P2">// simple derived class</text:p>
      <text:p text:style-name="P2">class RatedPlayer : public TableTennisPlayer</text:p>
      <text:p text:style-name="P2">{</text:p>
      <text:p text:style-name="P2"><text:tab/>private:</text:p>
      <text:p text:style-name="P2"><text:s text:c="18"/>unsigned int rating; <text:s text:c="8"/>// add a data member</text:p>
      <text:p text:style-name="P2"><text:tab/>public:</text:p>
      <text:p text:style-name="P2"><text:s text:c="2"/><text:tab/> <text:s text:c="4"/>RatedPlayer (unsigned int r = 0, const string &amp; fn = "none",const string &amp; ln = "none", bool ht = false);</text:p>
      <text:p text:style-name="P2"><text:s text:c="17"/>RatedPlayer(unsigned int r, const TableTennisPlayer &amp; tp); unsigned int Rating() const { return rating; } // add a method</text:p>
      <text:p text:style-name="P2"><text:s text:c="15"/>void ResetRating (unsigned int r) {rating = r;} // add a method</text:p>
      <text:p text:style-name="P2">};</text:p>
      <text:p text:style-name="P2"/>
      <text:p text:style-name="P2"><text:span text:style-name="T5">The constructors have to provide data for the new members, if any, and for the inherited members</text:span>.</text:p>
      <text:p text:style-name="P2"/>
      <text:p text:style-name="P11">Constructors: Access Considerations</text:p>
      <text:p text:style-name="P2">A derived class does not have direct access to the private members of the base class; it has to work through the base-class methods. In particular, the derived-class constructors have to use the base-class constructors. When a program constructs a derived-class object, it first constructs the base-class object. Conceptually, that means the base-class object should be constructed before the program enters the body of the derived-class constructor. C++ uses the member initializer list syntax to accomplish this. Here, for instance, is the code for the first RatedPlayer constructor:</text:p>
      <text:p text:style-name="P2"/>
      <text:p text:style-name="P2">RatedPlayer::RatedPlayer(unsigned int r, const string &amp; fn,const string &amp; ln, bool ht) <text:span text:style-name="T5">:</text:span> TableTennisPlayer(fn, ln, ht)</text:p>
      <text:p text:style-name="P2">{</text:p>
      <text:p text:style-name="P2"><text:tab/>rating = r;</text:p>
      <text:p text:style-name="P2">}</text:p>
      <text:p text:style-name="P2"/>
      <text:p text:style-name="P2">The following part is the member initializer list:</text:p>
      <text:p text:style-name="P2"/>
      <text:p text:style-name="P2">: TableTennisPlayer(fn, ln, ht)</text:p>
      <text:p text:style-name="P2"/>
      <text:p text:style-name="P2">It’s executable code, and it calls the TableTennisPlayer constructor. Suppose, for example, a program has the following declaration:</text:p>
      <text:p text:style-name="P2"/>
      <text:p text:style-name="P2">RatedPlayer rplayer1(1140, <text:s/>"Mallory", <text:s/>"Duck", <text:s/>true);</text:p>
      <text:p text:style-name="P2"/>
      <text:p text:style-name="P2">The RatedPlayer constructor assigns the actual arguments "Mallory" , "Duck" , and <text:span text:style-name="T14">true to the formal parameters fn , ln , and ht . It then passes these parameters on as actual </text:span>arguments to the TableTennisPlayer constructor. This constructor, in turn, creates the embedded TableTennisPlayer object and stores the data "Mallory" , "Duck" , and true in it. Then the program enters the body of the RatedPlayer constructor, completes the construction of the RatedPlayer object, and assigns the value of the parameter r (that is, 1140 ) to the rating member. <text:span text:style-name="T14">(see pg 713)</text:span></text:p>
      <text:p text:style-name="P2"><text:soft-page-break/>What if you omit the member initializer list?</text:p>
      <text:p text:style-name="P2">The base-class object must be created first, so if you omit calling a base-class constructor, the program uses the default base-class constructor.</text:p>
      <text:p text:style-name="P2"/>
      <text:p text:style-name="P2">RatedPlayer::RatedPlayer(unsigned int r, const string &amp; fn, const string &amp; ln, bool ht) // what if no initializer list?</text:p>
      <text:p text:style-name="P2">{</text:p>
      <text:p text:style-name="P2"><text:tab/>rating = r;</text:p>
      <text:p text:style-name="P2">}</text:p>
      <text:p text:style-name="P2"/>
      <text:p text:style-name="P8">is the same as</text:p>
      <text:p text:style-name="P8"/>
      <text:p text:style-name="P8">RatedPlayer::RatedPlayer(unsigned int r, const string &amp; fn, const string &amp; ln, bool ht) : TableTennisPlayer()</text:p>
      <text:p text:style-name="P8">{</text:p>
      <text:p text:style-name="P8"><text:tab/>rating = r;</text:p>
      <text:p text:style-name="P8">}</text:p>
      <text:p text:style-name="P8"/>
      <text:p text:style-name="P8">Unless you want the default constructor to be used, you should explicitly provide the correct base-class constructor call. Now let’s look at code for the second constructor:</text:p>
      <text:p text:style-name="P8"/>
      <text:p text:style-name="P8">RatedPlayer::RatedPlayer(unsigned int r, const TableTennisPlayer &amp; tp) : TableTennisPlayer(tp)</text:p>
      <text:p text:style-name="P8">{</text:p>
      <text:p text:style-name="P8"><text:tab/>rating = r;</text:p>
      <text:p text:style-name="P8">}</text:p>
      <text:p text:style-name="P8"/>
      <text:p text:style-name="P8">Again, the TableTennisPlayer information is passed on to a TableTennisPlayer constructor:</text:p>
      <text:p text:style-name="P8"/>
      <text:p text:style-name="P8">TableTennisPlayer(tp)</text:p>
      <text:p text:style-name="P8"/>
      <text:p text:style-name="P8">Because tp is type const TableTennisPlayer &amp; , this call invokes the base-class copy constructor. The base class didn’t define a copy constructor, but recall from Chapter 12 that the compiler automatically generates a copy constructor if one is needed and you haven’t defined one already. In this case, the implicit copy constructor, which does memberwise copying, is fine because the class doesn’t directly use dynamic memory allocation. (The string members do use dynamic memory allocation, but, recall, memberwise copying will use the string class copy constructors to copy the string members.) You may, if you like, also use member initializer list syntax <text:span text:style-name="T2">for members of the derived class</text:span>. In this case, you use the member name instead of the class name in the list. Thus, the second constructor can also be written in this manner:</text:p>
      <text:p text:style-name="P8"/>
      <text:p text:style-name="P8">// alternative version</text:p>
      <text:p text:style-name="P8">RatedPlayer::RatedPlayer(unsigned int r, const TableTennisPlayer &amp; tp) : TableTennisPlayer(tp), rating(r)</text:p>
      <text:p text:style-name="P8">{</text:p>
      <text:p text:style-name="P8">}</text:p>
      <text:p text:style-name="P8"/>
      <text:p text:style-name="P8">These are the key points about constructors for derived classes:</text:p>
      <text:p text:style-name="P2"/>
      <text:list xml:id="list1785082749" text:style-name="L6">
        <text:list-item>
          <text:p text:style-name="P6">The base-class object is constructed first.</text:p>
        </text:list-item>
        <text:list-item>
          <text:p text:style-name="P6"><text:soft-page-break/>The derived-class constructor should pass base-class information to a base-class</text:p>
          <text:p text:style-name="P6">constructor via a member initializer list.</text:p>
        </text:list-item>
        <text:list-item>
          <text:p text:style-name="P6">The derived-class constructor should initialize the data members that were added to the derived class.</text:p>
        </text:list-item>
      </text:list>
      <text:p text:style-name="P2"/>
      <text:p text:style-name="P2">This example doesn’t provide explicit destructors, so the implicit destructors are used. Destroying an object occurs in the opposite order used to construct an object. That is, the body of the derived-class destructor is executed first, and then the base-class destructor is called automatically.</text:p>
      <text:p text:style-name="P2"/>
      <text:p text:style-name="P11">Note</text:p>
      <text:p text:style-name="P2">When creating an object of a derived class, a program first calls the base-class constructor and then calls the derived-class constructor. The base-class constructor is responsible for initializing the inherited data members. The derived-class constructor is responsible for initializing any added data members. A derived-class constructor always calls a base-class constructor. You can use the initializer list syntax to indicate which base-class constructor to use. Otherwise, the default base-class constructor is used. When an object of a derived class expires, the program first calls the derived-class destructor and then calls the base-class destructor.</text:p>
      <text:p text:style-name="P2"/>
      <text:p text:style-name="P11">Member Initializer Lists</text:p>
      <text:p text:style-name="P2">A constructor for a derived class can use the initializer list mechanism to pass values along to a base-class constructor. Consider this example:</text:p>
      <text:p text:style-name="P2"/>
      <text:p text:style-name="P2">derived::derived(type1 x, type2 y) : base(x,y) // initializer list</text:p>
      <text:p text:style-name="P2">{</text:p>
      <text:p text:style-name="P2">...</text:p>
      <text:p text:style-name="P2">}</text:p>
      <text:p text:style-name="P2"/>
      <text:p text:style-name="P2">Here, derived is the derived class, base is the base class, and x and y are variables used by the base-class constructor. If, say, the derived-class constructor receives the arguments 10 and 12 , this mechanism then passes 10 and 12 on to the base-class constructor defined as taking arguments of these types. Except for the case of virtual base classes (see Chapter 14, “Reusing Code in C++”), a class can pass values back only to its immediate base class. However, that class can use the same mechanism to pass back information to its immediate base class, and so on. If you don’t supply a base-class constructor in a member initializer list, the program uses the default base-class constructor. The member initializer list can be used only in constructors.</text:p>
      <text:p text:style-name="P2"/>
      <text:p text:style-name="P11">Using a Derived Class</text:p>
      <text:p text:style-name="P2">To use a derived class, a program needs access to the base-class declarations. Listing 13.4 places both class declarations in the same header file. You could give each class its own header file, but because the two classes are related, it makes more organizational sense to keep the class declarations together.</text:p>
      <text:p text:style-name="P2"/>
      <text:p text:style-name="P11">Special Relationships Between Derived and Base Classes</text:p>
      <text:p text:style-name="P2">A derived class has some special relationships with the base class. One, which you’ve just seen, is that a derived-class object can use base-class methods, provided that the methods are not private. Two other important relationships are that a base-class pointer can point to a derived-class object without an explicit type cast and that a base-class reference can refer to a derived-class object without an explicit type cast:</text:p>
      <text:p text:style-name="P2"/>
      <text:p text:style-name="P2"/>
      <text:p text:style-name="P2"><text:soft-page-break/>RatedPlayer rplayer1(1140, "Mallory", "Duck", true);</text:p>
      <text:p text:style-name="P2"/>
      <text:p text:style-name="P2"><text:span text:style-name="T5">TableTennisPlayer</text:span> &amp; rt = rplayer;</text:p>
      <text:p text:style-name="P2"><text:span text:style-name="T5">TableTennisPlayer</text:span> * pt = &amp;rplayer;</text:p>
      <text:p text:style-name="P2"/>
      <text:p text:style-name="P2">rt.Name(); // invoke Name() with reference</text:p>
      <text:p text:style-name="P2">pt-&gt;Name(); // invoke Name() with pointer</text:p>
      <text:p text:style-name="P2"/>
      <text:p text:style-name="P2">However, a base-class pointer or reference can invoke just base-class methods, so you couldn’t use rt or pt to invoke, say, the derived-class ResetRanking() method. Ordinarily, C++ requires that references and pointer types match the assigned types, but this rule is relaxed for inheritance. However, the rule relaxation is just in one direction. You can’t assign base-class objects and addresses to derived-class references and pointers:</text:p>
      <text:p text:style-name="P2"/>
      <text:p text:style-name="P2">TableTennisPlayer player("Betsy", "Bloop", true);</text:p>
      <text:p text:style-name="P2"/>
      <text:p text:style-name="P2">RatedPlayer &amp; rr = player; <text:s text:c="2"/>// NOT ALLOWED</text:p>
      <text:p text:style-name="P2">RatedPlayer * pr = player; <text:s text:c="3"/>// NOT ALLOWED</text:p>
      <text:p text:style-name="P2"/>
      <text:p text:style-name="P2">Both these sets of rules make sense. For example, consider the implications of having a base-class reference refer to a derived object. In this case, you can use the base-class reference to invoke base-class methods for the derived-class object. Because the derived class inherits the base-class methods and data members, this causes no problems. Now consider what would happen if you could assign a base-class object to a derived-class reference. The derived-class reference would be able to invoke derived-class methods for the base object, and that could cause problems. For example, applying the RatedPlayer::Rating() method to a TableTennisPlayer object makes no sense because the TableTennisPlayer object doesn’t have a rating member.</text:p>
      <text:p text:style-name="P2"/>
      <text:p text:style-name="P2">The fact that base-class references and pointers can refer to derived-class objects has some interesting consequences. One is that functions defined with base-class reference or pointer arguments can be used with either base-class or derived-class objects. For instance, consider this function:</text:p>
      <text:p text:style-name="P2"/>
      <text:p text:style-name="P2">void Show(const TableTennisPlayer &amp; rt)</text:p>
      <text:p text:style-name="P2">{</text:p>
      <text:p text:style-name="P2"><text:tab/>using std::cout;</text:p>
      <text:p text:style-name="P2"><text:tab/>cout &lt;&lt; "Name: ";</text:p>
      <text:p text:style-name="P2"><text:tab/>rt.Name();</text:p>
      <text:p text:style-name="P2"><text:tab/>cout &lt;&lt; "\nTable: ";</text:p>
      <text:p text:style-name="P2"><text:tab/>if (rt.HasTable())</text:p>
      <text:p text:style-name="P2"><text:tab/> <text:s text:c="3"/>cout &lt;&lt; "yes\n";</text:p>
      <text:p text:style-name="P2"><text:tab/>else</text:p>
      <text:p text:style-name="P2"><text:tab/> <text:s text:c="3"/>cout &lt;&lt; "no\n";</text:p>
      <text:p text:style-name="P2">}</text:p>
      <text:p text:style-name="P2"/>
      <text:p text:style-name="P2">The formal parameter rt is a reference to a base class, so it can refer to a base-class object or to a derived-class object. Thus, you can use Show() with either a TableTennis argument or a RatedPlayer argument:<text:line-break/></text:p>
      <text:p text:style-name="P2"/>
      <text:p text:style-name="P2"><text:soft-page-break/>TableTennisPlayer player1("Tara", "Boomdea", false);</text:p>
      <text:p text:style-name="P2">RatedPlayer rplayer1(1140, "Mallory", "Duck", true);</text:p>
      <text:p text:style-name="P2"/>
      <text:p text:style-name="P2">Show(player1); <text:s/>// works with TableTennisPlayer argument</text:p>
      <text:p text:style-name="P2">Show(rplayer1); // works with RatedPlayer argument</text:p>
      <text:p text:style-name="P2"/>
      <text:p text:style-name="P2">A similar relationship would hold for a function with a pointer-to-base-class formal parameter; it could be used with either the address of a base-class object or the address of a derived-class object as an actual argument:</text:p>
      <text:p text:style-name="P2"/>
      <text:p text:style-name="P2">void Wohs(const TableTennisPlayer * pt); // function with pointer parameter</text:p>
      <text:p text:style-name="P2">…..</text:p>
      <text:p text:style-name="P2">TableTennisPlayer <text:span text:style-name="T5">player1</text:span>("Tara", "Boomdea", false);</text:p>
      <text:p text:style-name="P2">RatedPlayer <text:span text:style-name="T5">rplayer1</text:span>(1140, "Mallory", "Duck", true);</text:p>
      <text:p text:style-name="P11"/>
      <text:p text:style-name="P2">Wohs(&amp;player1); <text:s text:c="2"/>// works with TableTennisPlayer * argument</text:p>
      <text:p text:style-name="P2">Wohs(&amp;rplayer1); // works with RatedPlayer * argument</text:p>
      <text:p text:style-name="P2"/>
      <text:p text:style-name="P2">The reference compatibility property also allows you to initialize a base-class object to a derived-class object, although somewhat indirectly. Suppose you have this code:</text:p>
      <text:p text:style-name="P2"/>
      <text:p text:style-name="P2">RatedPlayer olaf1(1840, "Olaf", "Loaf", true);</text:p>
      <text:p text:style-name="P2">TableTennisPlayer olaf2(olaf1);</text:p>
      <text:p text:style-name="P2"/>
      <text:p text:style-name="P2">The exact match for initializing olaf2 would be a constructor with this prototype:</text:p>
      <text:p text:style-name="P2">TableTennisPlayer(const RatedPlayer &amp;); // doesn't exist</text:p>
      <text:p text:style-name="P2"/>
      <text:p text:style-name="P2">The class definitions don’t include this constructor, but there is the implicit copy constructor:</text:p>
      <text:p text:style-name="P2"/>
      <text:p text:style-name="P2">// implicit copy constructor</text:p>
      <text:p text:style-name="P2">TableTennisPlayer(const TableTennisPlayer &amp;);</text:p>
      <text:p text:style-name="P2"/>
      <text:p text:style-name="P2">The formal parameter is a reference to the base type, so it can refer to a derived type. Thus, the attempt to initialize olaf2 to olaf1 uses this constructor, which copies the firstname , lastname , and hasTable members. In other words, it initializes olaf2 to the TableTennisPlayer object embedded in the RatedPlayer object olaf1 . Similarly, you can assign a derived-class object to a base-class object:</text:p>
      <text:p text:style-name="P2"/>
      <text:p text:style-name="P2">RatedPlayer <text:span text:style-name="T5">olaf1</text:span>(1840, "Olaf", "Loaf", true);</text:p>
      <text:p text:style-name="P2">TableTennisPlayer <text:span text:style-name="T5">winner</text:span>;</text:p>
      <text:p text:style-name="P2"/>
      <text:p text:style-name="P2">winner = olaf1; <text:s text:c="6"/>// assign derived to base object</text:p>
      <text:p text:style-name="P2"/>
      <text:p text:style-name="P2">In this case, the program uses the implicit overloaded assignment operator:</text:p>
      <text:p text:style-name="P2"/>
      <text:p text:style-name="P2">TableTennisPlayer &amp; operator=(const TableTennisPlayer &amp;) const;</text:p>
      <text:p text:style-name="P2"/>
      <text:p text:style-name="P2">Again, a base-class reference refers to a derived-class object, and just the base-class portion of olaf1 is copied to winner .</text:p>
      <text:p text:style-name="P2"/>
      <text:p text:style-name="P11"><text:soft-page-break/>Inheritance: An Is-a Relationship</text:p>
      <text:p text:style-name="P2">The special relationship between a derived class and a base class is based on an underlying model for C++ inheritance. Actually, C++ has three varieties of inheritance: <text:span text:style-name="T2">public</text:span>, <text:span text:style-name="T2">protected</text:span>, and <text:span text:style-name="T2">private</text:span>. Public inheritance is the most common form, and it <text:span text:style-name="T5">models an is-a relationship</text:span>. This is shorthand for saying that <text:span text:style-name="T2">an object of a derived class should also be an object of the base class</text:span>. A<text:span text:style-name="T2">nything you do with a base-class object, you should be able to do with a derived-class object</text:span>. Suppose, for example, that you have a Fruit class. It could store, say, the weight and caloric content of a fruit. Because a banana is a particular kind of fruit, you could derive a Banana class from the Fruit class. The new class would inherit all the data members of the original class, so a Banana object would have members representing the weight and caloric content of a banana. The new Banana class also might add members that apply particularly to bananas and not to fruit in general, such as the Banana Institute Peel Index. Because the derived class can add features, it’s probably more accurate to describe the relationship as an is-a-kind-of relationship, but is-a is the usual term.</text:p>
      <text:p text:style-name="P2"/>
      <text:p text:style-name="P2">To clarify is-a relationships, let’s look at some examples that don’t match that model. <text:span text:style-name="T2">Public inheritance doesn’t model a </text:span><text:span text:style-name="T5">has-a relationship</text:span>. A lunch, for example, might contain a fruit. But a lunch, in general, is not a fruit. Therefore, you should not derive a Lunch class from the Fruit class in an attempt to place fruit in a lunch. The correct way to handle putting fruit into a lunch is to consider the matter as a has-a relationship: A lunch has a fruit. As you’ll see in Chapter 14, that’s most easily modeled by including a Fruit object as a data member of a Lunch class (see Figure13.3). <text:span text:style-name="T15">(see pg 721)</text:span></text:p>
      <text:p text:style-name="P2"/>
      <text:p text:style-name="P2">Public inheritance doesn’t model an is-like-a relationship—that is, it doesn’t do similes. It’s often pointed out that lawyers are like sharks. But it is not literally true that a lawyer is a shark. For example, sharks can live underwater. Therefore, you shouldn’t derive a Lawyer class from a Shark class. Inheritance can add properties to a base class; it doesn’t remove properties from a base class. In some cases, shared characteristics can be handled by designing a class encompassing those characteristics and then using that class, either in an is-a or has-a relationship, to define the related classes.</text:p>
      <text:p text:style-name="P2"/>
      <text:p text:style-name="P11">Polymorphic Public Inheritance</text:p>
      <text:p text:style-name="P2">The RatedPlayer example of inheritance is a simple one. Objects of the derived class use the base-class methods without change. But you can encounter situations in which you want a method to behave differently for the derived class than it does for the base class. That is, the way a particular method behaves may depend on the object that invokes it. This more sophisticated behavior is termed polymorphic (“having many forms”) because you can have multiple behaviors for a method, depending on the context. There are two key mechanisms for implementing polymorphic public inheritance:</text:p>
      <text:p text:style-name="P2"/>
      <text:list xml:id="list2213005969" text:style-name="L7">
        <text:list-item>
          <text:p text:style-name="P7"><text:span text:style-name="T5">Redefining</text:span> base-class methods in a derived class</text:p>
        </text:list-item>
        <text:list-item>
          <text:p text:style-name="P7">Using <text:span text:style-name="T5">virtual</text:span> methods</text:p>
        </text:list-item>
      </text:list>
      <text:p text:style-name="P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2T09:54:16.555561873</meta:creation-date>
    <dc:date>2019-05-22T18:54:19.399981219</dc:date>
    <meta:editing-duration>PT3H2M42S</meta:editing-duration>
    <meta:editing-cycles>6</meta:editing-cycles>
    <meta:generator>LibreOffice/6.0.7.3$Linux_X86_64 LibreOffice_project/00m0$Build-3</meta:generator>
    <meta:document-statistic meta:table-count="0" meta:image-count="0" meta:object-count="0" meta:page-count="8" meta:paragraph-count="165" meta:word-count="3187" meta:character-count="20331" meta:non-whitespace-character-count="17222"/>
  </office:meta>
</office:document-meta>
</file>